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70e1" officeooo:paragraph-rsid="000670e1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0670e1" officeooo:paragraph-rsid="000670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bold" officeooo:rsid="000670e1" officeooo:paragraph-rsid="000670e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bold" officeooo:paragraph-rsid="000670e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rsid="0007b4be" officeooo:paragraph-rsid="000670e1" style:font-weight-asian="bold" style:font-weight-complex="bold"/>
    </style:style>
    <style:style style:name="P7" style:family="paragraph" style:parent-style-name="Standard">
      <style:text-properties fo:color="#000000" loext:opacity="100%" style:font-name="DejaVu Sans" fo:font-size="12pt" fo:font-weight="bold" officeooo:paragraph-rsid="0007f7b9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DejaVu Sans" fo:font-size="12pt" fo:font-weight="bold" officeooo:paragraph-rsid="0009c86a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DejaVu San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ff" loext:opacity="100%" style:font-name="Courier New" fo:font-size="10pt" fo:font-weight="bold" style:font-size-asian="10pt" style:font-weight-asian="bold"/>
    </style:style>
    <style:style style:name="P11" style:family="paragraph" style:parent-style-name="Standard">
      <style:text-properties fo:color="#0000ff" loext:opacity="100%" style:font-name="Courier New" fo:font-size="10pt" fo:font-weight="normal" officeooo:paragraph-rsid="00109c6f" style:font-size-asian="10pt" style:font-weight-asian="normal"/>
    </style:style>
    <style:style style:name="P12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13" style:family="paragraph" style:parent-style-name="Standard">
      <style:text-properties fo:color="#0000ff" loext:opacity="100%" style:font-name="Courier New" fo:font-size="10pt" fo:font-weight="normal" style:font-size-asian="10pt" style:font-weight-asian="normal" style:font-size-complex="12pt" style:font-weight-complex="bold"/>
    </style:style>
    <style:style style:name="P14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0670e1" officeooo:paragraph-rsid="000670e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0670e1" officeooo:paragraph-rsid="001c15e6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bold" officeooo:paragraph-rsid="000670e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" fo:font-weight="bold" officeooo:rsid="0017320f" officeooo:paragraph-rsid="0017320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" fo:font-weight="bold" officeooo:rsid="0017320f" officeooo:paragraph-rsid="0018878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" fo:font-weight="bold" officeooo:rsid="0017320f" officeooo:paragraph-rsid="001a080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" fo:font-weight="bold" officeooo:rsid="0019addf" officeooo:paragraph-rsid="0019add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" fo:font-weight="bold" officeooo:rsid="0019addf" officeooo:paragraph-rsid="001a080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bold" officeooo:rsid="001c15e6" officeooo:paragraph-rsid="001c15e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4pt" fo:font-weight="bold" officeooo:rsid="001c15e6" officeooo:paragraph-rsid="001c15e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" style:text-underline-style="solid" style:text-underline-width="auto" style:text-underline-color="font-color" fo:font-weight="bold" officeooo:rsid="0017320f" officeooo:paragraph-rsid="0017320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" style:text-underline-style="solid" style:text-underline-width="auto" style:text-underline-color="font-color" fo:font-weight="bold" officeooo:rsid="0017320f" officeooo:paragraph-rsid="00188784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style:text-underline-style="solid" style:text-underline-width="auto" style:text-underline-color="font-color" fo:font-weight="bold" officeooo:rsid="0017320f" officeooo:paragraph-rsid="001a080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19addf"/>
    </style:style>
    <style:style style:name="P29" style:family="paragraph" style:parent-style-name="Standard">
      <style:text-properties officeooo:paragraph-rsid="001a080f"/>
    </style:style>
    <style:style style:name="T1" style:family="text">
      <style:text-properties fo:color="#0000ff" loext:opacity="100%" style:font-name="Courier New" fo:font-size="10pt" fo:font-weight="bold" style:font-size-asian="10pt" style:font-weight-asian="bold"/>
    </style:style>
    <style:style style:name="T2" style:family="text">
      <style:text-properties fo:color="#0000ff" loext:opacity="100%" style:font-name="Courier New" fo:font-size="10pt" fo:font-weight="bold" style:font-size-asian="10pt" style:font-weight-asian="bold"/>
    </style:style>
    <style:style style:name="T3" style:family="text">
      <style:text-properties fo:color="#0000ff" loext:opacity="100%" style:font-name="Courier New" fo:font-size="10pt" fo:font-weight="bold" officeooo:rsid="0017320f" style:font-size-asian="10pt" style:font-weight-asian="bold" style:font-weight-complex="bold"/>
    </style:style>
    <style:style style:name="T4" style:family="text">
      <style:text-properties fo:color="#0000ff" loext:opacity="100%" style:font-name="Courier New" fo:font-size="10pt" fo:font-weight="bold" officeooo:rsid="0019addf" style:font-size-asian="10pt" style:font-weight-asian="bold" style:font-weight-complex="bold"/>
    </style:style>
    <style:style style:name="T5" style:family="text">
      <style:text-properties fo:color="#0000ff" loext:opacity="100%" style:font-name="Courier New" fo:font-size="10pt" fo:font-weight="normal" style:font-size-asian="10pt" style:font-weight-asian="normal"/>
    </style:style>
    <style:style style:name="T6" style:family="text">
      <style:text-properties fo:color="#0000ff" loext:opacity="100%" style:font-name="Courier New" fo:font-size="10pt" fo:font-weight="normal" style:font-size-asian="10pt" style:font-weight-asian="normal"/>
    </style:style>
    <style:style style:name="T7" style:family="text">
      <style:text-properties fo:color="#0000ff" loext:opacity="100%" style:font-name="Courier New" fo:font-size="10pt" style:font-size-asian="10pt"/>
    </style:style>
    <style:style style:name="T8" style:family="text">
      <style:text-properties fo:color="#0000ff" loext:opacity="100%" style:font-name="Courier New" fo:font-size="10pt" style:font-size-asian="10pt"/>
    </style:style>
    <style:style style:name="T9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0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1" style:family="text">
      <style:text-properties fo:color="#000000" loext:opacity="100%" style:font-name="Courier New" fo:font-size="10pt" fo:font-weight="normal" officeooo:rsid="0017320f" style:font-size-asian="10pt" style:font-weight-asian="normal" style:font-weight-complex="bold"/>
    </style:style>
    <style:style style:name="T12" style:family="text">
      <style:text-properties fo:color="#000000" loext:opacity="100%" fo:font-size="12pt" style:text-underline-style="none" officeooo:rsid="000670e1" style:font-size-asian="12pt" style:font-size-complex="12pt"/>
    </style:style>
    <style:style style:name="T13" style:family="text">
      <style:text-properties fo:color="#000000" loext:opacity="100%"/>
    </style:style>
    <style:style style:name="T14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5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6" style:family="text">
      <style:text-properties fo:color="#808000" loext:opacity="100%" style:font-name="Courier New" fo:font-size="10pt" fo:font-weight="normal" officeooo:rsid="001a080f" style:font-size-asian="10pt" style:font-weight-asian="normal"/>
    </style:style>
    <style:style style:name="T17" style:family="text">
      <style:text-properties fo:color="#ff00ff" loext:opacity="100%" style:font-name="Courier New" fo:font-size="10pt" fo:font-weight="normal" style:font-size-asian="10pt" style:font-weight-asian="normal"/>
    </style:style>
    <style:style style:name="T18" style:family="text">
      <style:text-properties fo:color="#ff00ff" loext:opacity="100%" style:font-name="Courier New" fo:font-size="10pt" fo:font-weight="normal" style:font-size-asian="10pt" style:font-weight-asian="normal"/>
    </style:style>
    <style:style style:name="T19" style:family="text">
      <style:text-properties style:font-name="Courier New" fo:font-size="10pt" fo:font-weight="normal" style:font-size-asian="10pt" style:font-weight-asian="normal"/>
    </style:style>
    <style:style style:name="T20" style:family="text">
      <style:text-properties officeooo:rsid="0007f7b9"/>
    </style:style>
    <style:style style:name="T21" style:family="text">
      <style:text-properties fo:color="#000080" loext:opacity="100%" style:font-name="Courier New" fo:font-size="10pt" fo:font-weight="bold" style:font-size-asian="10pt" style:font-weight-asian="bold"/>
    </style:style>
    <style:style style:name="T22" style:family="text">
      <style:text-properties fo:color="#000080" loext:opacity="100%" style:font-name="Courier New" fo:font-size="10pt" fo:font-weight="bold" style:font-size-asian="10pt" style:font-weight-asian="bold"/>
    </style:style>
    <style:style style:name="T23" style:family="text">
      <style:text-properties officeooo:rsid="0009c86a"/>
    </style:style>
    <style:style style:name="T24" style:family="text">
      <style:text-properties officeooo:rsid="000bdc50"/>
    </style:style>
    <style:style style:name="T25" style:family="text">
      <style:text-properties fo:color="#800080" loext:opacity="100%" style:font-name="Courier New" fo:font-size="10pt" fo:font-weight="normal" style:font-size-asian="10pt" style:font-weight-asian="normal"/>
    </style:style>
    <style:style style:name="T26" style:family="text">
      <style:text-properties fo:font-weight="bold" style:font-weight-asian="bold"/>
    </style:style>
    <style:style style:name="T27" style:family="text">
      <style:text-properties fo:color="#008000" loext:opacity="100%" style:font-name="Courier New" fo:font-size="10pt" fo:font-weight="normal" style:font-size-asian="10pt" style:font-weight-asian="normal"/>
    </style:style>
    <style:style style:name="T28" style:family="text">
      <style:text-properties officeooo:rsid="001a08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/ LES VUES</text:p>
      <text:p text:style-name="P3"/>
      <text:p text:style-name="P3"/>
      <text:p text:style-name="P23">sur hotel :</text:p>
      <text:p text:style-name="P3"/>
      <text:p text:style-name="P4">1/ Afficher la liste des hôtels avec leur station</text:p>
      <text:p text:style-name="P1"/>
      <text:p text:style-name="P1"><text:span text:style-name="T7">CREATE</text:span><text:span text:style-name="T9"> </text:span><text:span text:style-name="T7">VIEW</text:span><text:span text:style-name="T9"> </text:span><text:span text:style-name="T14">hot_sta_view</text:span></text:p>
      <text:p text:style-name="P10">AS</text:p>
      <text:p text:style-name="Standard"><text:span text:style-name="T1">SELECT</text:span><text:span text:style-name="T9"> </text:span><text:span text:style-name="T14">hot_nom</text:span><text:span text:style-name="T5">,</text:span><text:span text:style-name="T9"> </text:span><text:span text:style-name="T14">sta_nom</text:span></text:p>
      <text:p text:style-name="P29"><text:span text:style-name="T1">FROM</text:span><text:span text:style-name="T9"> </text:span><text:span text:style-name="T17">hotel </text:span></text:p>
      <text:p text:style-name="P29"><text:span text:style-name="T1">JOIN</text:span><text:span text:style-name="T9"> </text:span><text:span text:style-name="T17">station</text:span><text:span text:style-name="T9"> </text:span><text:span text:style-name="T1">ON</text:span><text:span text:style-name="T9"> </text:span><text:span text:style-name="T14">sta_id</text:span><text:span text:style-name="T9"> </text:span><text:span text:style-name="T5">=</text:span><text:span text:style-name="T9"> </text:span><text:span text:style-name="T17">hotel</text:span><text:span text:style-name="T5">.</text:span><text:span text:style-name="T14">hot_sta_id</text:span><text:span text:style-name="T5">;</text:span></text:p>
      <text:p text:style-name="P2"/>
      <text:p text:style-name="P5"><text:span text:style-name="T12">2/ </text:span>Afficher la liste des chambres et leur hôtel</text:p>
      <text:p text:style-name="P6"/>
      <text:p text:style-name="Standard"><text:span text:style-name="T1">CREATE</text:span><text:span text:style-name="T9"> </text:span><text:span text:style-name="T1">VIEW</text:span><text:span text:style-name="T9"> </text:span><text:span text:style-name="T14">cha_hot_view</text:span></text:p>
      <text:p text:style-name="Standard"><text:span text:style-name="T1">as SELECT</text:span><text:span text:style-name="T9"> </text:span><text:span text:style-name="T14">hot_nom</text:span><text:span text:style-name="T5">,</text:span><text:span text:style-name="T9"> </text:span><text:span text:style-name="T14">cha_numero</text:span></text:p>
      <text:p text:style-name="P29"><text:span text:style-name="T1">FROM</text:span><text:span text:style-name="T9"> </text:span><text:span text:style-name="T17">hotel </text:span></text:p>
      <text:p text:style-name="P29"><text:span text:style-name="T1">JOIN</text:span><text:span text:style-name="T9"> </text:span><text:span text:style-name="T17">chambre</text:span><text:span text:style-name="T9"> </text:span><text:span text:style-name="T1">on</text:span><text:span text:style-name="T9"> </text:span><text:span text:style-name="T17">chambre</text:span><text:span text:style-name="T5">.</text:span><text:span text:style-name="T14">cha_hot_id</text:span><text:span text:style-name="T9"> </text:span><text:span text:style-name="T5">=</text:span><text:span text:style-name="T9"> </text:span><text:span text:style-name="T17">hotel</text:span><text:span text:style-name="T5">.</text:span><text:span text:style-name="T14">hot_id</text:span><text:span text:style-name="T5">;</text:span></text:p>
      <text:p text:style-name="P11"/>
      <text:p text:style-name="P2"/>
      <text:p text:style-name="P7"><text:span text:style-name="T20">3/ </text:span>Afficher la liste des réservations avec le nom des clients</text:p>
      <text:p text:style-name="P2"/>
      <text:p text:style-name="Standard"><text:span text:style-name="T1">CREATE</text:span><text:span text:style-name="T9"> </text:span><text:span text:style-name="T1">VIEW</text:span><text:span text:style-name="T9"> </text:span><text:span text:style-name="T14">res_cli_view</text:span></text:p>
      <text:p text:style-name="Standard"><text:span text:style-name="T1">AS</text:span><text:span text:style-name="T9"> </text:span><text:span text:style-name="T1">SELECT</text:span><text:span text:style-name="T9"> </text:span><text:span text:style-name="T21">CONCAT</text:span><text:span text:style-name="T5">(</text:span><text:span text:style-name="T14">cli_prenom</text:span><text:span text:style-name="T5">,</text:span><text:span text:style-name="T9"> </text:span><text:span text:style-name="T14">cli_nom</text:span><text:span text:style-name="T5">)</text:span><text:span text:style-name="T9"> </text:span><text:span text:style-name="T1">AS</text:span><text:span text:style-name="T9"> </text:span><text:span text:style-name="T1">client</text:span><text:span text:style-name="T5">,</text:span><text:span text:style-name="T9"> </text:span><text:span text:style-name="T14">res_id</text:span></text:p>
      <text:p text:style-name="Standard"><text:span text:style-name="T1">FROM</text:span><text:span text:style-name="T9"> </text:span><text:span text:style-name="T17">reservation</text:span></text:p>
      <text:p text:style-name="Standard"><text:span text:style-name="T1">JOIN</text:span><text:span text:style-name="T9"> </text:span><text:span text:style-name="T1">client</text:span><text:span text:style-name="T9"> </text:span><text:span text:style-name="T1">ON</text:span><text:span text:style-name="T9"> </text:span><text:span text:style-name="T1">client</text:span><text:span text:style-name="T5">.</text:span><text:span text:style-name="T14">cli_id</text:span><text:span text:style-name="T9"> </text:span><text:span text:style-name="T5">=</text:span><text:span text:style-name="T9"> </text:span><text:span text:style-name="T14">res_id</text:span><text:span text:style-name="T5">;</text:span></text:p>
      <text:p text:style-name="P2"/>
      <text:p text:style-name="P2"/>
      <text:p text:style-name="P8"><text:span text:style-name="T23">4/ </text:span>Afficher la liste des chambres avec le nom de l’hôtel et le nom de la station</text:p>
      <text:p text:style-name="P2"/>
      <text:p text:style-name="Standard"><text:span text:style-name="T1">CREATE</text:span><text:span text:style-name="T9"> </text:span><text:span text:style-name="T1">VIEW</text:span><text:span text:style-name="T9"> </text:span><text:span text:style-name="T14">sta_hot_chanum_view</text:span></text:p>
      <text:p text:style-name="Standard"><text:span text:style-name="T1">AS</text:span><text:span text:style-name="T9"> </text:span><text:span text:style-name="T1">SELECT</text:span><text:span text:style-name="T9"> </text:span><text:span text:style-name="T14">sta_nom</text:span><text:span text:style-name="T5">,</text:span><text:span text:style-name="T9"> </text:span><text:span text:style-name="T14">hot_nom</text:span><text:span text:style-name="T5">,</text:span><text:span text:style-name="T9"> </text:span><text:span text:style-name="T14">cha_numero</text:span></text:p>
      <text:p text:style-name="P29"><text:span text:style-name="T1">FROM</text:span><text:span text:style-name="T9"> </text:span><text:span text:style-name="T17">hotel </text:span></text:p>
      <text:p text:style-name="P29"><text:span text:style-name="T1">JOIN</text:span><text:span text:style-name="T9"> </text:span><text:span text:style-name="T17">chambre </text:span><text:span text:style-name="T1">ON</text:span><text:span text:style-name="T9"> </text:span><text:span text:style-name="T14">cha_id</text:span><text:span text:style-name="T9"> </text:span><text:span text:style-name="T5">=</text:span><text:span text:style-name="T9"> </text:span><text:span text:style-name="T17">hotel</text:span><text:span text:style-name="T5">.</text:span><text:span text:style-name="T14">hot_id</text:span></text:p>
      <text:p text:style-name="Standard"><text:span text:style-name="T1">JOIN</text:span><text:span text:style-name="T9"> </text:span><text:span text:style-name="T17">station</text:span><text:span text:style-name="T9"> </text:span><text:span text:style-name="T1">ON</text:span><text:span text:style-name="T9"> </text:span><text:span text:style-name="T14">sta_id</text:span><text:span text:style-name="T9"> </text:span><text:span text:style-name="T5">=</text:span><text:span text:style-name="T9"> </text:span><text:span text:style-name="T17">hotel</text:span><text:span text:style-name="T5">.</text:span><text:span text:style-name="T14">hot_sta_id</text:span><text:span text:style-name="T5">;</text:span></text:p>
      <text:p text:style-name="P2"/>
      <text:p text:style-name="P2"/>
      <text:p text:style-name="P9"><text:span text:style-name="T24">5/ </text:span>Afficher les réservations avec le nom du client et le nom de l’hôtel</text:p>
      <text:p text:style-name="P13"/>
      <text:p text:style-name="P9"><text:span text:style-name="T7">CREATE</text:span><text:span text:style-name="T19"> </text:span><text:span text:style-name="T7">VIEW</text:span><text:span text:style-name="T19"> </text:span><text:span text:style-name="T14">res_cli_hot_view</text:span></text:p>
      <text:p text:style-name="Standard"><text:span text:style-name="T1">AS</text:span><text:span text:style-name="T9"> </text:span><text:span text:style-name="T1">SELECT</text:span><text:span text:style-name="T9"> </text:span><text:span text:style-name="T14">res_id</text:span><text:span text:style-name="T5">,</text:span><text:span text:style-name="T9"> </text:span><text:span text:style-name="T21">concat</text:span><text:span text:style-name="T5">(</text:span><text:span text:style-name="T14">cli_prenom</text:span><text:span text:style-name="T5">,</text:span><text:span text:style-name="T9"> </text:span><text:span text:style-name="T14">cli_nom</text:span><text:span text:style-name="T5">)</text:span><text:span text:style-name="T9"> </text:span><text:span text:style-name="T1">AS</text:span><text:span text:style-name="T9"> </text:span><text:span text:style-name="T1">client</text:span><text:span text:style-name="T5">,</text:span><text:span text:style-name="T9"> </text:span><text:span text:style-name="T14">hot_nom</text:span></text:p>
      <text:p text:style-name="P29"><text:span text:style-name="T1">FROM</text:span><text:span text:style-name="T9"> </text:span><text:span text:style-name="T1">client </text:span></text:p>
      <text:p text:style-name="P29"><text:span text:style-name="T1">JOIN</text:span><text:span text:style-name="T9"> </text:span><text:span text:style-name="T17">hotel </text:span><text:span text:style-name="T1">ON</text:span><text:span text:style-name="T9"> </text:span><text:span text:style-name="T14">cli_id</text:span><text:span text:style-name="T9"> </text:span><text:span text:style-name="T5">=</text:span><text:span text:style-name="T9"> </text:span><text:span text:style-name="T17">hotel</text:span><text:span text:style-name="T5">.</text:span><text:span text:style-name="T14">hot_id</text:span></text:p>
      <text:p text:style-name="Standard"><text:span text:style-name="T1">JOIN</text:span><text:span text:style-name="T9"> </text:span><text:span text:style-name="T17">reservation </text:span><text:span text:style-name="T1">ON</text:span><text:span text:style-name="T9"> </text:span><text:span text:style-name="T14">hot_id</text:span><text:span text:style-name="T9"> </text:span><text:span text:style-name="T5">=</text:span><text:span text:style-name="T9"> </text:span><text:span text:style-name="T17">hotel</text:span><text:span text:style-name="T5">.</text:span><text:span text:style-name="T14">hot_id</text:span><text:span text:style-name="T5">;</text:span></text:p>
      <text:p text:style-name="P2"/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SQL / LES VUES</text:p>
      <text:p text:style-name="P5"/>
      <text:p text:style-name="P5"/>
      <text:p text:style-name="P24">papyrus :</text:p>
      <text:p text:style-name="P5"/>
      <text:p text:style-name="P5"/>
      <text:p text:style-name="P25">Papyrus ex 1 :</text:p>
      <text:p text:style-name="P18"/>
      <text:p text:style-name="P28"><text:span text:style-name="T3">CREATE</text:span><text:span text:style-name="T11"> </text:span><text:span text:style-name="T3">VIEW </text:span><text:span text:style-name="T4">v_GlobalCde</text:span><text:span text:style-name="Strong_20_Emphasis"><text:span text:style-name="T11"> </text:span></text:span><text:span text:style-name="T3">AS</text:span><text:span text:style-name="T11"> </text:span></text:p>
      <text:p text:style-name="Standard"><text:span text:style-name="T1">SELECT</text:span><text:span text:style-name="T9"> </text:span><text:span text:style-name="T14">codart</text:span><text:span text:style-name="T5">,</text:span><text:span text:style-name="T9"> </text:span><text:span text:style-name="T14">qteliv</text:span><text:span text:style-name="T9"> </text:span><text:span text:style-name="T1">AS</text:span><text:span text:style-name="T9"> </text:span><text:span text:style-name="T14">QteTot</text:span><text:span text:style-name="T5">,</text:span><text:span text:style-name="T9"> </text:span><text:span text:style-name="T21">sum</text:span><text:span text:style-name="T5">(</text:span><text:span text:style-name="T14">priuni</text:span><text:span text:style-name="T5">*</text:span><text:span text:style-name="T14">qteliv</text:span><text:span text:style-name="T5">)</text:span><text:span text:style-name="T9"> </text:span><text:span text:style-name="T1">AS</text:span><text:span text:style-name="T9"> </text:span><text:span text:style-name="T14">PrixTot</text:span></text:p>
      <text:p text:style-name="Standard"><text:span text:style-name="T1">FROM</text:span><text:span text:style-name="T9"> </text:span><text:span text:style-name="T17">ligcom</text:span></text:p>
      <text:p text:style-name="Standard"><text:span text:style-name="T1">WHERE</text:span><text:span text:style-name="T9"> </text:span><text:span text:style-name="T14">qteliv</text:span><text:span text:style-name="T9"> </text:span><text:span text:style-name="T5">&gt;</text:span><text:span text:style-name="T9"> </text:span><text:span text:style-name="T25">0</text:span></text:p>
      <text:p text:style-name="Standard"><text:span text:style-name="T1">GROUP</text:span><text:span text:style-name="T9"> </text:span><text:span text:style-name="T1">BY</text:span><text:span text:style-name="T9"> </text:span><text:span text:style-name="T14">codart</text:span><text:span text:style-name="T5">;</text:span></text:p>
      <text:p text:style-name="P18"/>
      <text:p text:style-name="P18"/>
      <text:p text:style-name="P26">Papyrus ex 2 :</text:p>
      <text:p text:style-name="P19"/>
      <text:p text:style-name="P21"><text:span text:style-name="T7">CREATE</text:span><text:span text:style-name="T9"> </text:span><text:span text:style-name="T7">VIEW</text:span><text:span text:style-name="T9"> </text:span><text:span text:style-name="T14">v_Ventesl100</text:span><text:span text:style-name="T9"> </text:span><text:span text:style-name="T7">AS</text:span><text:span text:style-name="T9"> </text:span></text:p>
      <text:p text:style-name="Standard"><text:span text:style-name="T1">SELECT</text:span><text:span text:style-name="T9"> </text:span><text:span text:style-name="T5">*</text:span><text:span text:style-name="T9"> </text:span><text:span text:style-name="T1">FROM</text:span><text:span text:style-name="T9"> </text:span><text:span text:style-name="T17">vente</text:span><text:span text:style-name="T9"> </text:span><text:span text:style-name="T1">WHERE</text:span><text:span text:style-name="T9"> </text:span><text:span text:style-name="T14">codart</text:span><text:span text:style-name="T9"> </text:span><text:span text:style-name="T5">=</text:span><text:span text:style-name="T9"> </text:span><text:span text:style-name="T27">'I100'</text:span><text:span text:style-name="T5">;</text:span></text:p>
      <text:p text:style-name="Standard"><text:span text:style-name="T5"/></text:p>
      <text:p text:style-name="P20"><text:span text:style-name="T5"/></text:p>
      <text:p text:style-name="P27">Papyrus ex <text:span text:style-name="T28">3</text:span> :</text:p>
      <text:p text:style-name="P20"/>
      <text:p text:style-name="P22"><text:span text:style-name="T7">CREATE</text:span><text:span text:style-name="T9"> </text:span><text:span text:style-name="T7">VIEW</text:span><text:span text:style-name="T9"> </text:span><text:span text:style-name="T14">v_Ventesl100</text:span><text:span text:style-name="T16">Grobrigan</text:span><text:span text:style-name="T9"> </text:span><text:span text:style-name="T7">AS</text:span><text:span text:style-name="T9"> </text:span></text:p>
      <text:p text:style-name="P19"><text:span text:style-name="T7">SELECT</text:span><text:span text:style-name="T9"> </text:span><text:span text:style-name="T5">*</text:span><text:span text:style-name="T9"> </text:span><text:span text:style-name="T7">FROM</text:span><text:span text:style-name="T9"> </text:span><text:span text:style-name="T17">vente</text:span><text:span text:style-name="T9"> </text:span><text:span text:style-name="T7">WHERE</text:span><text:span text:style-name="T9"> </text:span><text:span text:style-name="T14">codart</text:span><text:span text:style-name="T9"> </text:span><text:span text:style-name="T5">=</text:span><text:span text:style-name="T9"> </text:span><text:span text:style-name="T27">'I100'</text:span></text:p>
      <text:p text:style-name="Standard"><text:span text:style-name="T1">AND</text:span><text:span text:style-name="T9"> </text:span><text:span text:style-name="T14">numfou</text:span><text:span text:style-name="T9"> </text:span><text:span text:style-name="T5">=</text:span><text:span text:style-name="T9"> </text:span><text:span text:style-name="T25">120</text:span><text:span text:style-name="T5">;</text:span>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21:41.779839624</meta:creation-date>
    <meta:generator>LibreOffice/7.3.7.2$Linux_X86_64 LibreOffice_project/30$Build-2</meta:generator>
    <dc:title>Untitled</dc:title>
    <dc:date>2023-11-09T11:47:47.538989742</dc:date>
    <meta:editing-duration>PT6H13M6S</meta:editing-duration>
    <meta:editing-cycles>11</meta:editing-cycles>
    <meta:document-statistic meta:table-count="0" meta:image-count="0" meta:object-count="0" meta:page-count="2" meta:paragraph-count="45" meta:word-count="229" meta:character-count="1384" meta:non-whitespace-character-count="1193"/>
  </office:meta>
</office:document-meta>
</file>